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FunctionNode.invoke( Environment env , InvokeContext 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allFunction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FunctionNode.setInterpreter( Interpreter inter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FunctionNode.CallFunctionNode( VariableResolver functionName , VariableResolver continuationId , String [ ] argument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